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ourse Number</text:p>
          </table:table-cell>
          <table:table-cell table:style-name="ce1" office:value-type="string" calcext:value-type="string">
            <text:p>Grade</text:p>
          </table:table-cell>
          <table:table-cell table:style-name="ce4" office:value-type="string" calcext:value-type="string">
            <text:p>Grade Points</text:p>
          </table:table-cell>
          <table:table-cell table:style-name="ce4" office:value-type="string" calcext:value-type="string">
            <text:p>Credits</text:p>
          </table:table-cell>
          <table:table-cell table:style-name="ce4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CS 174A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]*[.D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E M16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3]*[.D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S 35L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*[.D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S M14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]*[.D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S 180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6]*[.D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S 131</text:p>
          </table:table-cell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table:formula="of:=[.C7]*[.D7]"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CS M152A</text:p>
          </table:table-cell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CS 111</text:p>
          </table:table-cell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table:formula="of:=[.C9]*[.D9]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CS 181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0]*[.D10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S 161</text:p>
          </table:table-cell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table:formula="of:=[.C11]*[.D11]"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EE M116C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]*[.D1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S 118</text:p>
          </table:table-cell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table:formula="of:=[.C13]*[.D13]"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CS 13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14]*[.D1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S 133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5]*[.D1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S 251A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6]*[.D16]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CS/EE-only GPA</text:p>
          </table:table-cell>
          <table:table-cell table:style-name="ce2"/>
          <table:table-cell table:style-name="ce2" table:formula="of:=[.E17]/[.D17]" office:value-type="float" office:value="3.75" calcext:value-type="float">
            <text:p>3.75</text:p>
          </table:table-cell>
          <table:table-cell table:formula="of:=SUM([.D2:.D16])" office:value-type="float" office:value="58" calcext:value-type="float">
            <text:p>58</text:p>
          </table:table-cell>
          <table:table-cell table:formula="of:=SUM([.E2:.E16])" office:value-type="float" office:value="217.5" calcext:value-type="float">
            <text:p>217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 118</text:p>
          </table:table-cell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table:formula="of:=[.C19]*[.D19]"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CS 13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20]*[.D2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S 133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1]*[.D2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S 251A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2]*[.D2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h 13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3]*[.D2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h 100BH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4]*[.D2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h 110C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5]*[.D2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h 115B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6]*[.D2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h 14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7]*[.D2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h 167</text:p>
          </table:table-cell>
          <table:table-cell office:value-type="string" calcext:value-type="string">
            <text:p>A+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8]*[.D28]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Advanced GPA</text:p>
          </table:table-cell>
          <table:table-cell table:style-name="ce2"/>
          <table:table-cell table:style-name="ce2" table:formula="of:=[.E29]/[.D29]" office:value-type="float" office:value="3.87" calcext:value-type="float">
            <text:p>3.87</text:p>
          </table:table-cell>
          <table:table-cell table:formula="of:=SUM([.D19:.D28])" office:value-type="float" office:value="40" calcext:value-type="float">
            <text:p>40</text:p>
          </table:table-cell>
          <table:table-cell table:formula="of:=SUM([.E19:.E28])" office:value-type="float" office:value="154.8" calcext:value-type="float">
            <text:p>154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8:27:49.152487841</meta:creation-date>
    <dc:date>2023-12-03T18:41:12.221004345</dc:date>
    <meta:editing-duration>PT3M3S</meta:editing-duration>
    <meta:editing-cycles>1</meta:editing-cycles>
    <meta:document-statistic meta:table-count="1" meta:cell-count="138" meta:object-count="0"/>
    <meta:generator>LibreOffice/7.3.7.2$Linux_X86_64 LibreOffice_project/30$Build-2</meta:generator>
  </office:meta>
</office:document-meta>
</file>